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 Cond" svg:font-family="'3270 Nerd Font Con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3270 Nerd Font Cond" fo:font-size="16pt" style:font-size-asian="16pt" style:font-size-complex="16pt"/>
    </style:style>
    <style:style style:name="P2" style:family="paragraph" style:parent-style-name="Standard">
      <style:text-properties style:font-name="3270 Nerd Font Cond" fo:font-size="16pt" officeooo:rsid="0018101f" officeooo:paragraph-rsid="0018101f" style:font-size-asian="16pt" style:font-size-complex="16pt"/>
    </style:style>
    <number:date-style style:name="N44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 <text:s text:c="7"/><text:date style:data-style-name="N44" text:date-value="2024-04-25T01:08:37.901386250">Wednesday, April 24, 2024</text:date></text:p>
      <text:p text:style-name="P2"/>
      <text:p text:style-name="P2">I Want to Build a system which</text:p>
      <text:p text:style-name="P2"><text:s/><text:line-break/><text:tab/>1] Adapts to my needs, </text:p>
      <text:p text:style-name="P2"><text:tab/>2] Is intelligent about past present future and Plans,</text:p>
      <text:p text:style-name="P2"><text:tab/>3] Is capable of automation,</text:p>
      <text:p text:style-name="P2"><text:tab/>4] Allows customization,</text:p>
      <text:p text:style-name="P2"><text:tab/>5] is modular, Hot-swap-able </text:p>
      <text:p text:style-name="P2"><text:tab/>6] exists as a decentralized system, </text:p>
      <text:p text:style-name="P2"><text:tab/>7] with anonymity privacy deception,</text:p>
      <text:p text:style-name="P2"><text:tab/>8] logs every information about myself and relevant </text:p>
      <text:p text:style-name="P2"><text:tab/>9]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 Cond" svg:font-family="'3270 Nerd Font Con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2:29:31.571915115</meta:creation-date>
    <dc:date>2024-04-25T01:08:37.816255482</dc:date>
    <meta:editing-duration>PT2H39M6S</meta:editing-duration>
    <meta:editing-cycles>1</meta:editing-cycles>
    <meta:document-statistic meta:table-count="0" meta:image-count="0" meta:object-count="0" meta:page-count="1" meta:paragraph-count="11" meta:word-count="57" meta:character-count="367" meta:non-whitespace-character-count="290"/>
    <meta:generator>LibreOffice/7.4.7.2$Linux_X86_64 LibreOffice_project/40$Build-2</meta:generator>
  </office:meta>
</office:document-meta>
</file>